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791in" fo:margin-bottom="0.0791in" loext:contextual-spacing="false" fo:line-height="115%" fo:text-align="center" style:justify-single-word="false"/>
      <style:text-properties fo:font-size="18pt" fo:font-weight="bold" officeooo:rsid="00196a83" officeooo:paragraph-rsid="00196a83" style:font-size-asian="18pt" style:font-weight-asian="bold" style:font-size-complex="18pt" style:font-weight-complex="bold"/>
    </style:style>
    <style:style style:name="P2" style:family="paragraph" style:parent-style-name="Standard" style:list-style-name="L11">
      <style:paragraph-properties fo:margin-top="0.0791in" fo:margin-bottom="0.0791in" loext:contextual-spacing="false" fo:line-height="115%" fo:text-align="start" style:justify-single-word="false"/>
      <style:text-properties fo:font-size="18pt" fo:font-weight="bold" officeooo:rsid="001b7a77" officeooo:paragraph-rsid="003f1672" style:font-size-asian="18pt" style:font-weight-asian="bold" style:font-size-complex="18pt" style:font-weight-complex="bold"/>
    </style:style>
    <style:style style:name="P3" style:family="paragraph" style:parent-style-name="Standard">
      <style:paragraph-properties fo:margin-top="0.0791in" fo:margin-bottom="0.0791in" loext:contextual-spacing="false" fo:line-height="115%"/>
      <style:text-properties fo:font-size="16pt" fo:font-weight="bold" officeooo:rsid="00196a83" officeooo:paragraph-rsid="00196a83" style:font-size-asian="16pt" style:font-weight-asian="bold" style:font-size-complex="16pt" style:font-weight-complex="bold"/>
    </style:style>
    <style:style style:name="P4" style:family="paragraph" style:parent-style-name="Standard">
      <style:paragraph-properties fo:margin-top="0.0791in" fo:margin-bottom="0.0791in" loext:contextual-spacing="false" fo:line-height="115%"/>
      <style:text-properties fo:font-size="16pt" fo:font-weight="bold" officeooo:rsid="001c7ddb" officeooo:paragraph-rsid="001c7ddb" style:font-size-asian="16pt" style:font-weight-asian="bold" style:font-size-complex="16pt" style:font-weight-complex="bold"/>
    </style:style>
    <style:style style:name="P5" style:family="paragraph" style:parent-style-name="Standard">
      <style:paragraph-properties fo:margin-top="0.0791in" fo:margin-bottom="0.0791in" loext:contextual-spacing="false" fo:line-height="115%"/>
      <style:text-properties fo:font-size="16pt" fo:font-weight="bold" officeooo:rsid="001b5f24" officeooo:paragraph-rsid="003f1672" style:font-size-asian="16pt" style:font-weight-asian="bold" style:font-size-complex="16pt" style:font-weight-complex="bold"/>
    </style:style>
    <style:style style:name="P6" style:family="paragraph" style:parent-style-name="Standard">
      <style:paragraph-properties fo:margin-top="0.0791in" fo:margin-bottom="0.0791in" loext:contextual-spacing="false" fo:line-height="115%"/>
      <style:text-properties fo:font-size="16pt" officeooo:paragraph-rsid="001f35f9" style:font-size-asian="16pt" style:font-size-complex="16pt"/>
    </style:style>
    <style:style style:name="P7" style:family="paragraph" style:parent-style-name="Standard" style:list-style-name="L1">
      <style:paragraph-properties fo:margin-top="0.0791in" fo:margin-bottom="0.0791in" loext:contextual-spacing="false" fo:line-height="115%"/>
      <style:text-properties fo:font-weight="normal" officeooo:rsid="00196a83" officeooo:paragraph-rsid="00288aea" style:font-weight-asian="normal" style:font-weight-complex="normal"/>
    </style:style>
    <style:style style:name="P8" style:family="paragraph" style:parent-style-name="Standard" style:list-style-name="L7">
      <style:paragraph-properties fo:margin-top="0.0791in" fo:margin-bottom="0.0791in" loext:contextual-spacing="false" fo:line-height="115%"/>
      <style:text-properties fo:font-weight="normal" officeooo:rsid="00196a83" officeooo:paragraph-rsid="001f35f9" style:font-weight-asian="normal" style:font-weight-complex="normal"/>
    </style:style>
    <style:style style:name="P9" style:family="paragraph" style:parent-style-name="Standard" style:list-style-name="L7">
      <style:paragraph-properties fo:margin-top="0.0791in" fo:margin-bottom="0.0791in" loext:contextual-spacing="false" fo:line-height="115%"/>
      <style:text-properties fo:font-weight="normal" officeooo:rsid="001fa8f7" officeooo:paragraph-rsid="001fa8f7" style:font-weight-asian="normal" style:font-weight-complex="normal"/>
    </style:style>
    <style:style style:name="P10" style:family="paragraph" style:parent-style-name="Standard" style:list-style-name="L1">
      <style:paragraph-properties fo:margin-top="0.0791in" fo:margin-bottom="0.0791in" loext:contextual-spacing="false" fo:line-height="115%"/>
      <style:text-properties officeooo:rsid="00288aea" officeooo:paragraph-rsid="001a8d4e"/>
    </style:style>
    <style:style style:name="P11" style:family="paragraph" style:parent-style-name="Standard" style:list-style-name="L3">
      <style:paragraph-properties fo:margin-top="0.0791in" fo:margin-bottom="0.0791in" loext:contextual-spacing="false" fo:line-height="115%"/>
      <style:text-properties officeooo:rsid="00288aea" officeooo:paragraph-rsid="00288aea"/>
    </style:style>
    <style:style style:name="P12" style:family="paragraph" style:parent-style-name="Standard" style:list-style-name="L4">
      <style:paragraph-properties fo:margin-top="0.0791in" fo:margin-bottom="0.0791in" loext:contextual-spacing="false" fo:line-height="115%"/>
      <style:text-properties officeooo:rsid="00288aea" officeooo:paragraph-rsid="00288aea"/>
    </style:style>
    <style:style style:name="P13" style:family="paragraph" style:parent-style-name="Standard" style:list-style-name="L5">
      <style:paragraph-properties fo:margin-top="0.0791in" fo:margin-bottom="0.0791in" loext:contextual-spacing="false" fo:line-height="115%"/>
      <style:text-properties officeooo:rsid="001def4f" officeooo:paragraph-rsid="001def4f"/>
    </style:style>
    <style:style style:name="P14" style:family="paragraph" style:parent-style-name="Standard" style:list-style-name="L7">
      <style:paragraph-properties fo:margin-top="0.0791in" fo:margin-bottom="0.0791in" loext:contextual-spacing="false" fo:line-height="115%"/>
      <style:text-properties officeooo:rsid="00349ceb" officeooo:paragraph-rsid="00349ceb"/>
    </style:style>
    <style:style style:name="P15" style:family="paragraph" style:parent-style-name="Standard" style:list-style-name="L7">
      <style:paragraph-properties fo:margin-top="0.0791in" fo:margin-bottom="0.0791in" loext:contextual-spacing="false" fo:line-height="115%"/>
      <style:text-properties officeooo:rsid="0030bc85" officeooo:paragraph-rsid="0030bc85"/>
    </style:style>
    <style:style style:name="P16" style:family="paragraph" style:parent-style-name="Standard" style:list-style-name="L7">
      <style:paragraph-properties fo:margin-top="0.0791in" fo:margin-bottom="0.0791in" loext:contextual-spacing="false" fo:line-height="115%"/>
      <style:text-properties officeooo:rsid="00243faf" officeooo:paragraph-rsid="00243faf"/>
    </style:style>
    <style:style style:name="P17" style:family="paragraph" style:parent-style-name="Standard">
      <style:paragraph-properties fo:margin-top="0.0791in" fo:margin-bottom="0.0791in" loext:contextual-spacing="false" fo:line-height="115%" fo:text-align="start" style:justify-single-word="false"/>
      <style:text-properties fo:font-size="14pt" fo:font-weight="bold" officeooo:paragraph-rsid="003f1672" style:font-size-asian="14pt" style:font-weight-asian="bold" style:font-size-complex="14pt" style:font-weight-complex="bold"/>
    </style:style>
    <style:style style:name="P18" style:family="paragraph" style:parent-style-name="Standard">
      <style:paragraph-properties fo:margin-top="0.0791in" fo:margin-bottom="0.0791in" loext:contextual-spacing="false" fo:line-height="115%"/>
      <style:text-properties fo:font-size="14pt" fo:font-weight="bold" officeooo:paragraph-rsid="003f1672" style:font-size-asian="14pt" style:font-weight-asian="bold" style:font-size-complex="14pt" style:font-weight-complex="bold"/>
    </style:style>
    <style:style style:name="P19" style:family="paragraph" style:parent-style-name="Standard" style:list-style-name="L11">
      <style:paragraph-properties fo:margin-top="0.0791in" fo:margin-bottom="0.0791in" loext:contextual-spacing="false" fo:line-height="115%"/>
      <style:text-properties officeooo:rsid="001b7a77" officeooo:paragraph-rsid="003f1672"/>
    </style:style>
    <style:style style:name="P20" style:family="paragraph" style:parent-style-name="Standard" style:list-style-name="L11">
      <style:paragraph-properties fo:margin-top="0.0791in" fo:margin-bottom="0.0791in" loext:contextual-spacing="false" fo:line-height="115%"/>
      <style:text-properties officeooo:rsid="001b5f24" officeooo:paragraph-rsid="003f1672"/>
    </style:style>
    <style:style style:name="P21" style:family="paragraph" style:parent-style-name="Standard">
      <style:paragraph-properties fo:margin-top="0.0791in" fo:margin-bottom="0.0791in" loext:contextual-spacing="false" fo:line-height="115%"/>
    </style:style>
    <style:style style:name="P22" style:family="paragraph" style:parent-style-name="Standard">
      <style:paragraph-properties fo:margin-top="0.0791in" fo:margin-bottom="0.0791in" loext:contextual-spacing="false" fo:line-height="115%" fo:text-align="center" style:justify-single-word="false"/>
      <style:text-properties officeooo:paragraph-rsid="00196a83"/>
    </style:style>
    <style:style style:name="P23" style:family="paragraph" style:parent-style-name="Standard" style:list-style-name="L9">
      <style:paragraph-properties fo:margin-top="0.0791in" fo:margin-bottom="0.0791in" loext:contextual-spacing="false" fo:line-height="115%"/>
      <style:text-properties officeooo:paragraph-rsid="003f1672"/>
    </style:style>
    <style:style style:name="P24" style:family="paragraph" style:parent-style-name="Standard">
      <style:paragraph-properties fo:margin-top="0.0791in" fo:margin-bottom="0.0791in" loext:contextual-spacing="false" fo:line-height="115%"/>
      <style:text-properties officeooo:paragraph-rsid="003f1672"/>
    </style:style>
    <style:style style:name="P25" style:family="paragraph" style:parent-style-name="Standard" style:list-style-name="L11">
      <style:paragraph-properties fo:margin-top="0.0791in" fo:margin-bottom="0.0791in" loext:contextual-spacing="false" fo:line-height="115%"/>
      <style:text-properties officeooo:paragraph-rsid="003f1672"/>
    </style:style>
    <style:style style:name="P26" style:family="paragraph" style:parent-style-name="Standard" style:list-style-name="L1">
      <style:paragraph-properties fo:margin-top="0.0791in" fo:margin-bottom="0.0791in" loext:contextual-spacing="false" fo:line-height="115%"/>
      <style:text-properties officeooo:paragraph-rsid="001a8d4e"/>
    </style:style>
    <style:style style:name="P27" style:family="paragraph" style:parent-style-name="Standard" style:list-style-name="L2">
      <style:paragraph-properties fo:margin-top="0.0791in" fo:margin-bottom="0.0791in" loext:contextual-spacing="false" fo:line-height="115%"/>
      <style:text-properties officeooo:paragraph-rsid="00288aea"/>
    </style:style>
    <style:style style:name="P28" style:family="paragraph" style:parent-style-name="Standard">
      <style:paragraph-properties fo:margin-top="0.0791in" fo:margin-bottom="0.0791in" loext:contextual-spacing="false" fo:line-height="115%"/>
      <style:text-properties officeooo:paragraph-rsid="001a8d4e"/>
    </style:style>
    <style:style style:name="P29" style:family="paragraph" style:parent-style-name="Standard" style:list-style-name="L5">
      <style:paragraph-properties fo:margin-top="0.0791in" fo:margin-bottom="0.0791in" loext:contextual-spacing="false" fo:line-height="115%"/>
      <style:text-properties officeooo:paragraph-rsid="002c0285"/>
    </style:style>
    <style:style style:name="P30" style:family="paragraph" style:parent-style-name="Standard" style:list-style-name="L5">
      <style:paragraph-properties fo:margin-top="0.0791in" fo:margin-bottom="0.0791in" loext:contextual-spacing="false" fo:line-height="115%"/>
      <style:text-properties officeooo:paragraph-rsid="001c7ddb"/>
    </style:style>
    <style:style style:name="P31" style:family="paragraph" style:parent-style-name="Standard" style:list-style-name="L6">
      <style:paragraph-properties fo:margin-top="0.0791in" fo:margin-bottom="0.0791in" loext:contextual-spacing="false" fo:line-height="115%"/>
      <style:text-properties officeooo:paragraph-rsid="001f35f9"/>
    </style:style>
    <style:style style:name="P32" style:family="paragraph" style:parent-style-name="Standard" style:list-style-name="L7">
      <style:paragraph-properties fo:margin-top="0.0791in" fo:margin-bottom="0.0791in" loext:contextual-spacing="false" fo:line-height="115%"/>
      <style:text-properties officeooo:paragraph-rsid="001f35f9"/>
    </style:style>
    <style:style style:name="P33" style:family="paragraph" style:parent-style-name="Standard" style:list-style-name="L7">
      <style:paragraph-properties fo:margin-top="0.0791in" fo:margin-bottom="0.0791in" loext:contextual-spacing="false" fo:line-height="115%"/>
      <style:text-properties officeooo:paragraph-rsid="00243faf"/>
    </style:style>
    <style:style style:name="P34" style:family="paragraph" style:parent-style-name="Standard" style:list-style-name="L8">
      <style:paragraph-properties fo:margin-top="0.0791in" fo:margin-bottom="0.0791in" loext:contextual-spacing="false" fo:line-height="115%"/>
      <style:text-properties officeooo:paragraph-rsid="00243faf"/>
    </style:style>
    <style:style style:name="P35" style:family="paragraph" style:parent-style-name="Standard">
      <style:paragraph-properties fo:margin-top="0.0791in" fo:margin-bottom="0.0791in" loext:contextual-spacing="false" fo:line-height="115%" fo:text-align="start" style:justify-single-word="false"/>
      <style:text-properties officeooo:paragraph-rsid="004208c2"/>
    </style:style>
    <style:style style:name="P36" style:family="paragraph" style:parent-style-name="Standard">
      <style:paragraph-properties fo:margin-top="0.0791in" fo:margin-bottom="0.0791in" loext:contextual-spacing="false" fo:line-height="115%" fo:text-align="start" style:justify-single-word="false"/>
      <style:text-properties officeooo:paragraph-rsid="009583a6"/>
    </style:style>
    <style:style style:name="P37" style:family="paragraph" style:parent-style-name="Standard">
      <style:paragraph-properties fo:margin-top="0.0791in" fo:margin-bottom="0.0791in" loext:contextual-spacing="false" fo:line-height="115%"/>
      <style:text-properties officeooo:paragraph-rsid="005c602f"/>
    </style:style>
    <style:style style:name="P38" style:family="paragraph" style:parent-style-name="Standard">
      <style:paragraph-properties fo:margin-top="0.0791in" fo:margin-bottom="0.0791in" loext:contextual-spacing="false" fo:line-height="115%"/>
      <style:text-properties officeooo:paragraph-rsid="00802da7"/>
    </style:style>
    <style:style style:name="P39" style:family="paragraph" style:parent-style-name="Standard">
      <style:paragraph-properties fo:margin-top="0.0791in" fo:margin-bottom="0.0791in" loext:contextual-spacing="false" fo:line-height="115%"/>
      <style:text-properties officeooo:paragraph-rsid="00882a88"/>
    </style:style>
    <style:style style:name="P40" style:family="paragraph" style:parent-style-name="Standard">
      <style:paragraph-properties fo:margin-top="0.0791in" fo:margin-bottom="0.0791in" loext:contextual-spacing="false" fo:line-height="115%"/>
      <style:text-properties officeooo:paragraph-rsid="009583a6"/>
    </style:style>
    <style:style style:name="P41" style:family="paragraph" style:parent-style-name="Standard" style:list-style-name="L7">
      <style:paragraph-properties fo:margin-top="0.0791in" fo:margin-bottom="0.0791in" loext:contextual-spacing="false" fo:line-height="115%"/>
      <style:text-properties officeooo:rsid="00196a83" officeooo:paragraph-rsid="00243faf"/>
    </style:style>
    <style:style style:name="P42" style:family="paragraph" style:parent-style-name="Standard">
      <style:paragraph-properties fo:margin-top="0.0791in" fo:margin-bottom="0.0791in" loext:contextual-spacing="false" fo:line-height="115%"/>
      <style:text-properties officeooo:rsid="005515b1" officeooo:paragraph-rsid="005515b1"/>
    </style:style>
    <style:style style:name="P43" style:family="paragraph" style:parent-style-name="Standard">
      <style:paragraph-properties fo:margin-top="0.0791in" fo:margin-bottom="0.0791in" loext:contextual-spacing="false" fo:line-height="115%"/>
      <style:text-properties officeooo:rsid="0055401a" officeooo:paragraph-rsid="0055401a"/>
    </style:style>
    <style:style style:name="P44" style:family="paragraph" style:parent-style-name="Standard">
      <style:paragraph-properties fo:margin-top="0.0791in" fo:margin-bottom="0.0791in" loext:contextual-spacing="false" fo:line-height="115%"/>
      <style:text-properties officeooo:rsid="00587333" officeooo:paragraph-rsid="005a890a"/>
    </style:style>
    <style:style style:name="P45" style:family="paragraph" style:parent-style-name="Standard">
      <style:paragraph-properties fo:margin-top="0.0791in" fo:margin-bottom="0.0791in" loext:contextual-spacing="false" fo:line-height="115%"/>
      <style:text-properties officeooo:rsid="005d87f6" officeooo:paragraph-rsid="005d87f6"/>
    </style:style>
    <style:style style:name="P46" style:family="paragraph" style:parent-style-name="Standard">
      <style:paragraph-properties fo:margin-top="0.0791in" fo:margin-bottom="0.0791in" loext:contextual-spacing="false" fo:line-height="115%"/>
      <style:text-properties officeooo:rsid="006db73f" officeooo:paragraph-rsid="006db73f"/>
    </style:style>
    <style:style style:name="P47" style:family="paragraph" style:parent-style-name="Standard">
      <style:paragraph-properties fo:margin-top="0.0791in" fo:margin-bottom="0.0791in" loext:contextual-spacing="false" fo:line-height="115%"/>
      <style:text-properties officeooo:rsid="0073376f" officeooo:paragraph-rsid="0073376f"/>
    </style:style>
    <style:style style:name="P48" style:family="paragraph" style:parent-style-name="Standard">
      <style:paragraph-properties fo:margin-top="0.0791in" fo:margin-bottom="0.0791in" loext:contextual-spacing="false" fo:line-height="115%"/>
      <style:text-properties officeooo:rsid="00802da7" officeooo:paragraph-rsid="00802da7"/>
    </style:style>
    <style:style style:name="P49" style:family="paragraph" style:parent-style-name="Standard">
      <style:paragraph-properties fo:margin-top="0.0791in" fo:margin-bottom="0.0791in" loext:contextual-spacing="false" fo:line-height="115%"/>
      <style:text-properties officeooo:rsid="00802da7" officeooo:paragraph-rsid="008495d3"/>
    </style:style>
    <style:style style:name="P50" style:family="paragraph" style:parent-style-name="Text_20_body" style:list-style-name="L13">
      <style:paragraph-properties fo:padding="0.0193in" fo:border="0.06pt solid #d9d9e3"/>
    </style:style>
    <style:style style:name="T1" style:family="text">
      <style:text-properties officeooo:rsid="001a8d4e"/>
    </style:style>
    <style:style style:name="T2" style:family="text">
      <style:text-properties officeooo:rsid="001b5f24"/>
    </style:style>
    <style:style style:name="T3" style:family="text">
      <style:text-properties officeooo:rsid="001b87a8"/>
    </style:style>
    <style:style style:name="T4" style:family="text">
      <style:text-properties officeooo:rsid="001c7ddb"/>
    </style:style>
    <style:style style:name="T5" style:family="text">
      <style:text-properties fo:font-weight="bold" officeooo:rsid="00196a83" style:font-weight-asian="bold" style:font-weight-complex="bold"/>
    </style:style>
    <style:style style:name="T6" style:family="text">
      <style:text-properties fo:font-weight="bold" officeooo:rsid="001e4da2" style:font-weight-asian="bold" style:font-weight-complex="bold"/>
    </style:style>
    <style:style style:name="T7" style:family="text">
      <style:text-properties officeooo:rsid="001def4f"/>
    </style:style>
    <style:style style:name="T8" style:family="text">
      <style:text-properties fo:font-weight="normal" style:font-weight-asian="normal" style:font-weight-complex="normal"/>
    </style:style>
    <style:style style:name="T9" style:family="text">
      <style:text-properties fo:font-weight="normal" officeooo:rsid="001def4f" style:font-weight-asian="normal" style:font-weight-complex="normal"/>
    </style:style>
    <style:style style:name="T10" style:family="text">
      <style:text-properties fo:font-weight="normal" officeooo:rsid="0023c7e5" style:font-weight-asian="normal" style:font-weight-complex="normal"/>
    </style:style>
    <style:style style:name="T11" style:family="text">
      <style:text-properties fo:font-weight="normal" officeooo:rsid="00243faf" style:font-weight-asian="normal" style:font-weight-complex="normal"/>
    </style:style>
    <style:style style:name="T12" style:family="text">
      <style:text-properties fo:font-weight="normal" officeooo:rsid="001a8d4e" style:font-weight-asian="normal" style:font-weight-complex="normal"/>
    </style:style>
    <style:style style:name="T13" style:family="text">
      <style:text-properties officeooo:rsid="001f35f9"/>
    </style:style>
    <style:style style:name="T14" style:family="text">
      <style:text-properties officeooo:rsid="00216122"/>
    </style:style>
    <style:style style:name="T15" style:family="text">
      <style:text-properties officeooo:rsid="00243faf"/>
    </style:style>
    <style:style style:name="T16" style:family="text">
      <style:text-properties officeooo:rsid="00288aea"/>
    </style:style>
    <style:style style:name="T17" style:family="text">
      <style:text-properties officeooo:rsid="002c0285"/>
    </style:style>
    <style:style style:name="T18" style:family="text">
      <style:text-properties officeooo:rsid="002dea01"/>
    </style:style>
    <style:style style:name="T19" style:family="text">
      <style:text-properties officeooo:rsid="00349ceb"/>
    </style:style>
    <style:style style:name="T20" style:family="text">
      <style:text-properties officeooo:rsid="0036952d"/>
    </style:style>
    <style:style style:name="T21" style:family="text">
      <style:text-properties fo:font-size="18pt" fo:font-weight="bold" officeooo:rsid="00196a83" style:font-size-asian="18pt" style:font-weight-asian="bold" style:font-size-complex="18pt" style:font-weight-complex="bold"/>
    </style:style>
    <style:style style:name="T22" style:family="text">
      <style:text-properties fo:font-size="18pt" fo:font-weight="normal" officeooo:rsid="00263c44" style:font-size-asian="18pt" style:font-weight-asian="normal" style:font-size-complex="18pt" style:font-weight-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4208c2" style:font-size-asian="10.5pt" style:font-weight-asian="normal" style:font-size-complex="12pt" style:font-weight-complex="normal"/>
    </style:style>
    <style:style style:name="T25" style:family="text">
      <style:text-properties fo:font-size="12pt" fo:font-weight="normal" officeooo:rsid="0042dc31" style:font-size-asian="10.5pt" style:font-weight-asian="normal" style:font-size-complex="12pt" style:font-weight-complex="normal"/>
    </style:style>
    <style:style style:name="T26" style:family="text">
      <style:text-properties fo:font-size="12pt" fo:font-weight="normal" officeooo:rsid="00435ba0" style:font-size-asian="10.5pt" style:font-weight-asian="normal" style:font-size-complex="12pt" style:font-weight-complex="normal"/>
    </style:style>
    <style:style style:name="T27" style:family="text">
      <style:text-properties fo:font-size="12pt" fo:font-weight="normal" officeooo:rsid="00459251" style:font-size-asian="10.5pt" style:font-weight-asian="normal" style:font-size-complex="12pt" style:font-weight-complex="normal"/>
    </style:style>
    <style:style style:name="T28" style:family="text">
      <style:text-properties fo:font-size="12pt" fo:font-weight="normal" officeooo:rsid="0049b7cb" style:font-size-asian="10.5pt" style:font-weight-asian="normal" style:font-size-complex="12pt" style:font-weight-complex="normal"/>
    </style:style>
    <style:style style:name="T29" style:family="text">
      <style:text-properties fo:font-size="12pt" fo:font-weight="normal" officeooo:rsid="005001c4" style:font-size-asian="10.5pt" style:font-weight-asian="normal" style:font-size-complex="12pt" style:font-weight-complex="normal"/>
    </style:style>
    <style:style style:name="T30" style:family="text">
      <style:text-properties fo:font-size="12pt" fo:font-weight="normal" officeooo:rsid="0059cd88" style:font-size-asian="10.5pt" style:font-weight-asian="normal" style:font-size-complex="12pt" style:font-weight-complex="normal"/>
    </style:style>
    <style:style style:name="T31" style:family="text">
      <style:text-properties fo:font-size="12pt" fo:font-weight="normal" officeooo:rsid="005c602f" style:font-size-asian="10.5pt" style:font-weight-asian="normal" style:font-size-complex="12pt" style:font-weight-complex="normal"/>
    </style:style>
    <style:style style:name="T32" style:family="text">
      <style:text-properties fo:font-size="12pt" fo:font-weight="normal" officeooo:rsid="005cd738" style:font-size-asian="10.5pt" style:font-weight-asian="normal" style:font-size-complex="12pt" style:font-weight-complex="normal"/>
    </style:style>
    <style:style style:name="T33" style:family="text">
      <style:text-properties fo:font-size="12pt" fo:font-weight="normal" officeooo:rsid="00614ce7" style:font-size-asian="10.5pt" style:font-weight-asian="normal" style:font-size-complex="12pt" style:font-weight-complex="normal"/>
    </style:style>
    <style:style style:name="T34" style:family="text">
      <style:text-properties fo:font-size="12pt" fo:font-weight="normal" officeooo:rsid="0061ece1" style:font-size-asian="10.5pt" style:font-weight-asian="normal" style:font-size-complex="12pt" style:font-weight-complex="normal"/>
    </style:style>
    <style:style style:name="T35" style:family="text">
      <style:text-properties fo:font-size="12pt" fo:font-weight="normal" officeooo:rsid="00630c8d" style:font-size-asian="10.5pt" style:font-weight-asian="normal" style:font-size-complex="12pt" style:font-weight-complex="normal"/>
    </style:style>
    <style:style style:name="T36" style:family="text">
      <style:text-properties fo:font-size="12pt" fo:font-weight="normal" officeooo:rsid="006ce38e" style:font-size-asian="10.5pt" style:font-weight-asian="normal" style:font-size-complex="12pt" style:font-weight-complex="normal"/>
    </style:style>
    <style:style style:name="T37" style:family="text">
      <style:text-properties fo:font-size="12pt" fo:font-weight="normal" officeooo:rsid="006fb903" style:font-size-asian="10.5pt" style:font-weight-asian="normal" style:font-size-complex="12pt" style:font-weight-complex="normal"/>
    </style:style>
    <style:style style:name="T38" style:family="text">
      <style:text-properties fo:font-size="12pt" fo:font-weight="normal" officeooo:rsid="00716dcc" style:font-size-asian="10.5pt" style:font-weight-asian="normal" style:font-size-complex="12pt" style:font-weight-complex="normal"/>
    </style:style>
    <style:style style:name="T39" style:family="text">
      <style:text-properties fo:font-size="12pt" fo:font-weight="normal" officeooo:rsid="0074389c" style:font-size-asian="10.5pt" style:font-weight-asian="normal" style:font-size-complex="12pt" style:font-weight-complex="normal"/>
    </style:style>
    <style:style style:name="T40" style:family="text">
      <style:text-properties fo:font-size="12pt" fo:font-weight="normal" officeooo:rsid="0079772f" style:font-size-asian="10.5pt" style:font-weight-asian="normal" style:font-size-complex="12pt" style:font-weight-complex="normal"/>
    </style:style>
    <style:style style:name="T41" style:family="text">
      <style:text-properties fo:font-size="12pt" fo:font-weight="normal" officeooo:rsid="007b3af4" style:font-size-asian="10.5pt" style:font-weight-asian="normal" style:font-size-complex="12pt" style:font-weight-complex="normal"/>
    </style:style>
    <style:style style:name="T42" style:family="text">
      <style:text-properties fo:font-size="12pt" fo:font-weight="normal" officeooo:rsid="00802da7" style:font-size-asian="10.5pt" style:font-weight-asian="normal" style:font-size-complex="12pt" style:font-weight-complex="normal"/>
    </style:style>
    <style:style style:name="T43" style:family="text">
      <style:text-properties fo:font-size="12pt" fo:font-weight="normal" officeooo:rsid="008286c9" style:font-size-asian="10.5pt" style:font-weight-asian="normal" style:font-size-complex="12pt" style:font-weight-complex="normal"/>
    </style:style>
    <style:style style:name="T44" style:family="text">
      <style:text-properties fo:font-size="12pt" fo:font-weight="normal" officeooo:rsid="0083d98e" style:font-size-asian="10.5pt" style:font-weight-asian="normal" style:font-size-complex="12pt" style:font-weight-complex="normal"/>
    </style:style>
    <style:style style:name="T45" style:family="text">
      <style:text-properties fo:font-size="12pt" fo:font-weight="normal" officeooo:rsid="008495d3" style:font-size-asian="10.5pt" style:font-weight-asian="normal" style:font-size-complex="12pt" style:font-weight-complex="normal"/>
    </style:style>
    <style:style style:name="T46" style:family="text">
      <style:text-properties fo:font-size="12pt" fo:font-weight="normal" officeooo:rsid="0084f103" style:font-size-asian="10.5pt" style:font-weight-asian="normal" style:font-size-complex="12pt" style:font-weight-complex="normal"/>
    </style:style>
    <style:style style:name="T47" style:family="text">
      <style:text-properties fo:font-size="12pt" fo:font-weight="normal" officeooo:rsid="0086b6ec" style:font-size-asian="10.5pt" style:font-weight-asian="normal" style:font-size-complex="12pt" style:font-weight-complex="normal"/>
    </style:style>
    <style:style style:name="T48" style:family="text">
      <style:text-properties fo:font-size="12pt" fo:font-weight="normal" officeooo:rsid="0086e62d" style:font-size-asian="10.5pt" style:font-weight-asian="normal" style:font-size-complex="12pt" style:font-weight-complex="normal"/>
    </style:style>
    <style:style style:name="T49" style:family="text">
      <style:text-properties fo:font-size="12pt" fo:font-weight="normal" officeooo:rsid="00882a88" style:font-size-asian="10.5pt" style:font-weight-asian="normal" style:font-size-complex="12pt" style:font-weight-complex="normal"/>
    </style:style>
    <style:style style:name="T50" style:family="text">
      <style:text-properties fo:font-size="12pt" fo:font-weight="normal" officeooo:rsid="00895725" style:font-size-asian="10.5pt" style:font-weight-asian="normal" style:font-size-complex="12pt" style:font-weight-complex="normal"/>
    </style:style>
    <style:style style:name="T51" style:family="text">
      <style:text-properties fo:font-size="12pt" fo:font-weight="normal" officeooo:rsid="008ac970" style:font-size-asian="10.5pt" style:font-weight-asian="normal" style:font-size-complex="12pt" style:font-weight-complex="normal"/>
    </style:style>
    <style:style style:name="T52" style:family="text">
      <style:text-properties fo:font-size="12pt" fo:font-weight="normal" officeooo:rsid="00907dde" style:font-size-asian="10.5pt" style:font-weight-asian="normal" style:font-size-complex="12pt" style:font-weight-complex="normal"/>
    </style:style>
    <style:style style:name="T53" style:family="text">
      <style:text-properties fo:font-size="12pt" fo:font-weight="normal" officeooo:rsid="009213c9" style:font-size-asian="10.5pt" style:font-weight-asian="normal" style:font-size-complex="12pt" style:font-weight-complex="normal"/>
    </style:style>
    <style:style style:name="T54" style:family="text">
      <style:text-properties fo:font-size="12pt" fo:font-weight="normal" officeooo:rsid="009583a6" style:font-size-asian="10.5pt" style:font-weight-asian="normal" style:font-size-complex="12pt" style:font-weight-complex="normal"/>
    </style:style>
    <style:style style:name="T55" style:family="text">
      <style:text-properties fo:font-size="12pt" fo:font-weight="normal" officeooo:rsid="009a075f" style:font-size-asian="10.5pt" style:font-weight-asian="normal" style:font-size-complex="12pt" style:font-weight-complex="normal"/>
    </style:style>
    <style:style style:name="T56" style:family="text">
      <style:text-properties fo:font-size="12pt" fo:font-weight="normal" officeooo:rsid="009b5f77" style:font-size-asian="10.5pt" style:font-weight-asian="normal" style:font-size-complex="12pt" style:font-weight-complex="normal"/>
    </style:style>
    <style:style style:name="T57" style:family="text">
      <style:text-properties loext:padding="0.0193in" loext:border="0.06pt solid #d9d9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2310</text:p>
      <text:p text:style-name="P1">Assignment 4, Web Authentication</text:p>
      <text:p text:style-name="P22"><text:span text:style-name="T21">Magnus Dahl-Hansen, April 2023</text:span></text:p>
      <text:p text:style-name="P22"><text:span text:style-name="T22"/></text:p>
      <text:p text:style-name="P17">Introductions</text:p>
      <text:p text:style-name="P35"><text:span text:style-name="T24">This report describes the implementation of a simple web-site </text:span><text:span text:style-name="T25">that</text:span><text:span text:style-name="T24"> handl</text:span><text:span text:style-name="T25">es</text:span><text:span text:style-name="T24"> and manag</text:span><text:span text:style-name="T25">es</text:span><text:span text:style-name="T24"> log-in credentials to register and authenticate users. </text:span><text:span text:style-name="T26">The application offers f</text:span><text:span text:style-name="T25">unctionality for registering new user</text:span><text:span text:style-name="T26">s</text:span><text:span text:style-name="T25">, logging in with an already registered user</text:span><text:span text:style-name="T26">s</text:span><text:span text:style-name="T25">, displaying a welcome message to logged in users and prevent</text:span><text:span text:style-name="T27">s</text:span><text:span text:style-name="T25"> replay attacks and network snooping.</text:span></text:p>
      <text:p text:style-name="P18">Background Theory</text:p>
      <text:p text:style-name="P38"><text:span text:style-name="T25">Before reading this report the reader should be familiar with </text:span><text:span text:style-name="T28">Flask, </text:span><text:span text:style-name="T42">Hyper Text Transfer Protocol Secure, TSL/SSL, </text:span><text:span text:style-name="T28">replay attacks, network snooping </text:span><text:span text:style-name="T54">and dictionary attacks</text:span><text:span text:style-name="T42">.</text:span></text:p>
      <text:p text:style-name="P48"><text:span text:style-name="T23">This application is built using the Flask module which is a framework for building web applications using python. Flask is referred to as a micro framework designed to keep the creation of a web application scalable and simple. </text:span></text:p>
      <text:p text:style-name="P49"><text:span text:style-name="T23">Hyper Text Transfer Protocol Secure (HTTPS) is a version of HTTP enabling secure transfer of data over the web. </text:span><text:span text:style-name="T44">HTTPS most commonly uses </text:span><text:span text:style-name="T43">Secure Socket Layer (SSL) or Transport Security Layer (TSL) protocols </text:span><text:span text:style-name="T44">to encrypt data being </text:span><text:span text:style-name="T43">sent between a server and a client. </text:span><text:span text:style-name="T46">This web-application makes use of </text:span><text:span text:style-name="T45">SSL </text:span><text:span text:style-name="T46">to encrypt data and is set up in the following way: First a secure connection is established between a client and a server. The server then provides the client with a certificate proving its authenticity. The two parts proceed to exchange </text:span><text:span text:style-name="T47">public keys and use asymmetric encryption to agree upon a shared key to further use symmetric encryption to exchange data. </text:span></text:p>
      <text:p text:style-name="P48"><text:span text:style-name="T23">Replay attacks </text:span><text:span text:style-name="T48">are a type of network attack where the attacker intercepts an ongoing connection and saves packets being sent between two parts. The attacker then uses the packets to resend them at a later time to impersonate a legitimate client or server. Replay attacks can be prevented in many ways but the most common ones is to make use of a nonce variable which can only be used once and a timestamp to prove the originality of a message. SSL makes use of both these techniques. </text:span></text:p>
      <text:p text:style-name="P38"><text:span text:style-name="T42">Network snooping </text:span><text:span text:style-name="T48">is another type of cyber attack where the attacker tries to pick up and examining data packets being sent to obtain private information such as passwords, credit card details and so on. Network snooping can be prevented by encrypting data so that even if a data packet was picked up by an attacker he can not decrypt it. </text:span></text:p>
      <text:p text:style-name="P40"><text:span text:style-name="T54">dictionary attacks!!!!!!!!!!!!!!!!!!!!!!!!!</text:span></text:p>
      <text:list xml:id="list920776986" text:style-name="L9">
        <text:list-header>
          <text:p text:style-name="P23"/>
        </text:list-header>
      </text:list>
      <text:p text:style-name="P18"><text:soft-page-break/>Your design and implementation</text:p>
      <text:p text:style-name="P42"><text:span text:style-name="T23">When starting the web-application a check will be made to see if there exists a database for storing usernames and passwords. If this no database is found an SQLite3 database will be created with the following attributes: ID, username and password. </text:span></text:p>
      <text:p text:style-name="P44"><text:span text:style-name="T23">The code is divided into </text:span><text:span text:style-name="T30">five main functions where three of them will render HTML templates for the home-page, log-in page and register page. The remaining two handles the registration of a new user and the </text:span><text:span text:style-name="T23">handling </text:span><text:span text:style-name="T30">of </text:span><text:span text:style-name="T23">log-in credentials. </text:span></text:p>
      <text:p text:style-name="P43"><text:span text:style-name="T23">By default the application will proceed to render a HTML home-page template telling the user to either log in or register as a new user. However, should a local dictionary indicate that a user is already logged in a home-page displaying a welcome message will be rendered instead by providing the “username” from the dictionary to the HTML home-page form.</text:span></text:p>
      <text:p text:style-name="P37"><text:span text:style-name="T31">When a user wants to register as a new user the register_post function is called. This function receives a request sent from the HTML form which contains the users entered username, and two passwords which should be equal. The username request is used to check whether or not the username already exists. If so the function responds with an error message telling the user that the username already exists and that a new one must be chosen. If the username is unique the criteria for the password is checked. The criteria for the password is set for it to be at least six characters long and must contain at least one big character and one integer. </text:span><text:span text:style-name="T32">If these criteria is not met an error message is sent telling the criteria for the password. Should the username be unique, password criteria be satisfied and two equal passwords are provided a SQLite3 query is performed which adds the username and password along with an unique ID to the database.</text:span></text:p>
      <text:p text:style-name="P45"><text:span text:style-name="T23">When a new user has been successfully created he will be able to log in. </text:span><text:span text:style-name="T33">From the HTML log-in template a username and password is sent to the server and received in the login_post function. </text:span><text:span text:style-name="T34">This function will use the username and password from the request to first check if the username exists in the database then see if the password matches the username in the database. Should all be correct the user is redirected to the HTML logged-in form and the username is added to a dictionary </text:span><text:span text:style-name="T35">keeping track of </text:span><text:span text:style-name="T34">logged in users. </text:span><text:span text:style-name="T36">Should however the username or password be incorrect a error response is sent displaying whether the username or password is incorrect.</text:span></text:p>
      <text:p text:style-name="P46"><text:span text:style-name="T23">Including the five main functions </text:span><text:span text:style-name="T38">a </text:span><text:span text:style-name="T23">helper function has been made </text:span><text:span text:style-name="T38">to check if a given username exists in the database. This </text:span><text:span text:style-name="T37">is simply done by executing an SQLite3 query on the database and returning true or false.</text:span></text:p>
      <text:p text:style-name="P47"><text:span text:style-name="T37">T</text:span><text:span text:style-name="T23">SL/SSL in implemented by </text:span><text:span text:style-name="T39">telling the Flask application to run the app with SSL encryption by providing SSL_context to the app.run() function. To run SSL encryption a certificate and private key must be provided and have been obtained by running …….. By providing these the application will using </text:span><text:span text:style-name="T23">HTTPS.</text:span></text:p>
      <text:list xml:id="list3596324437" text:style-name="L13">
        <text:list-item>
          <text:p text:style-name="P50"><text:span text:style-name="Source_20_Text"><text:span text:style-name="T57">ssl_context=('cert.pem', 'key.pem')</text:span></text:span>: This specifies the SSL context for running the web application with HTTPS. The <text:span text:style-name="Source_20_Text"><text:span text:style-name="T57">'cert.pem'</text:span></text:span> and <text:span text:style-name="Source_20_Text"><text:span text:style-name="T57">'key.pem'</text:span></text:span> are the file paths for the SSL certificate and private key files, respectively, that will be used to enable SSL encryption for the web application. These files are typically obtained from a <text:soft-page-break/>certificate authority (CA) and used to secure the communication between the web server and clients.</text:p>
        </text:list-item>
      </text:list>
      <text:p text:style-name="P24"><text:span text:style-name="T23"><text:tab/></text:span></text:p>
      <text:list xml:id="list123919600730603" text:continue-list="list920776986" text:style-name="L9">
        <text:list-item>
          <text:list>
            <text:list-item>
              <text:p text:style-name="P23">Can you visualize how your program is organized with a figure? Your report should at least have 1 figure.</text:p>
            </text:list-item>
          </text:list>
        </text:list-item>
      </text:list>
      <text:p text:style-name="P18">Evaluation / Discussions</text:p>
      <text:p text:style-name="P39"><text:span text:style-name="T40">The implemented code is able to </text:span><text:span text:style-name="T49">run a web application which </text:span><text:span text:style-name="T40">return</text:span><text:span text:style-name="T49">s</text:span><text:span text:style-name="T40"> specific endpoints based on </text:span><text:span text:style-name="T49">the</text:span><text:span text:style-name="T40"> users input </text:span><text:span text:style-name="T49">which are: rendering home page, register page and a log in page. The code is also able to successfully register a new user, log in with a registered username and displaying a welcome message to logged in users. </text:span></text:p>
      <text:p text:style-name="P39"><text:span text:style-name="T49">The application makes use of SSL to encrypt data packets to fend against network snooping and uses nonce and timestamps to fend against replay attacks. To further fend against dictionary attacks an attempt to implement cookies was made </text:span><text:span text:style-name="T50">to limit a users log in attempts</text:span><text:span text:style-name="T49">. However, unknown errors occurred when trying to implement this functionality by using Flask’s library. The errors have not been resolved. <text:s/></text:span></text:p>
      <text:p text:style-name="P39"><text:span text:style-name="T29">T</text:span><text:span text:style-name="T40">he application is running HTTPS and the entered user credentials are encrypted when sent to the server. </text:span><text:span text:style-name="T51">However, w</text:span><text:span text:style-name="T40">hen opening the web </text:span><text:span text:style-name="T51">browser</text:span><text:span text:style-name="T40"> you may be redirected to a page saying that the connection is not secure. This is because the certificate that has been created to run HTTPS is self made by using CertBot and is not signed by a legitimate authority and therefore not recognized </text:span><text:span text:style-name="T41">as a legitimate source.</text:span></text:p>
      <text:p text:style-name="P39"><text:span text:style-name="T52">A last mention is that the</text:span><text:span text:style-name="T40"> </text:span><text:span text:style-name="T52">application does not run </text:span><text:span text:style-name="T40">on the </text:span><text:span text:style-name="T52">course</text:span><text:span text:style-name="T40"> server</text:span><text:span text:style-name="T52">. </text:span><text:span text:style-name="T53">The application has been attempted to be copied to the server by using Secure Copy (SCP) and GiT. SCP is run by providing a file source to be copied and a destination source to move copy the files in the terminal. SCP did not allow this action because the password use to access the server was refused. Creating a GiT repository on the server and cloning the code to it was also attempted, but once again the server refused to accept the password used for GiT. A possible reason for this may be that two-factor authentication must be used to access this specific repository and causes difficulties when accessed using a terminal. </text:span></text:p>
      <text:p text:style-name="P18">Conclusions</text:p>
      <text:p text:style-name="P36"><text:span text:style-name="T24">This report describe</text:span><text:span text:style-name="T54">d</text:span><text:span text:style-name="T24"> </text:span><text:span text:style-name="T54">how </text:span><text:span text:style-name="T24">a simple web-site handl</text:span><text:span text:style-name="T54">ing</text:span><text:span text:style-name="T24"> </text:span><text:span text:style-name="T54">registration and </text:span><text:span text:style-name="T24">log-in </text:span><text:span text:style-name="T54">functionality was implemented. The implementation is able to successfully render the required HTML forms, register new users and logging in with existing users. </text:span><text:span text:style-name="T55">The report </text:span><text:span text:style-name="T56">also </text:span><text:span text:style-name="T55">describes the different methods used to secure communication between the client and the server, </text:span><text:span text:style-name="T56">how </text:span><text:span text:style-name="T55">replay attacks, network snooping and dictionary attacks </text:span><text:span text:style-name="T56">were accounted for and why the application is not running on the course server.</text:span></text:p>
      <text:p text:style-name="P24"/>
      <text:p text:style-name="P24"/>
      <text:p text:style-name="P5"><text:soft-page-break/>Hand in this:</text:p>
      <text:list xml:id="list486902875" text:style-name="L11">
        <text:list-item>
          <text:p text:style-name="P25"><text:span text:style-name="T2">A</text:span> SINGLE Zip-compressed Archive</text:p>
        </text:list-item>
        <text:list-item>
          <text:p text:style-name="P25">The name of the hand-in file: <text:span text:style-name="T2">inf2310-2.semester-2023-</text:span><text:span text:style-name="T3">a</text:span><text:span text:style-name="T2">4-mda105</text:span></text:p>
        </text:list-item>
        <text:list-item>
          <text:p text:style-name="P19">Layout of hand-in folder:</text:p>
          <text:list>
            <text:list-item>
              <text:p text:style-name="P20">inf2310-2.semester-2023-assignment4-mda105</text:p>
              <text:list>
                <text:list-item>
                  <text:p text:style-name="P19">src</text:p>
                  <text:list>
                    <text:list-item>
                      <text:p text:style-name="P19">source code</text:p>
                    </text:list-item>
                  </text:list>
                </text:list-item>
                <text:list-item>
                  <text:p text:style-name="P19">doc</text:p>
                  <text:list>
                    <text:list-item>
                      <text:p text:style-name="P19">Report.pdf</text:p>
                    </text:list-item>
                    <text:list-item>
                      <text:p text:style-name="P2">ReadMe → specifications to run code</text:p>
                    </text:list-item>
                  </text:list>
                </text:list-item>
              </text:list>
            </text:list-item>
          </text:list>
        </text:list-item>
      </text:list>
      <text:p text:style-name="P21"/>
      <text:p text:style-name="P21"/>
      <text:p text:style-name="P21"/>
      <text:p text:style-name="P21"/>
      <text:p text:style-name="P3">What are we going to do?:</text:p>
      <text:list xml:id="list1104969436" text:style-name="L1">
        <text:list-item>
          <text:p text:style-name="P7"><text:span text:style-name="T1">L</text:span>earn the basic methods for handling and managing credentials to authenticate humans.</text:p>
          <text:p text:style-name="P26"/>
        </text:list-item>
        <text:list-item>
          <text:p text:style-name="P26"><text:span text:style-name="T16">Have a “home” </text:span>web <text:span text:style-name="T16">page </text:span>that <text:span text:style-name="T16">does the following: </text:span></text:p>
        </text:list-item>
      </text:list>
      <text:list xml:id="list2818184200" text:style-name="L2">
        <text:list-item>
          <text:p text:style-name="P27"><text:span text:style-name="T16">Show </text:span>a <text:span text:style-name="T16">welcome </text:span>message to authenticated users.</text:p>
        </text:list-item>
        <text:list-item>
          <text:p text:style-name="P27"><text:span text:style-name="T16">Show t</text:span>he username of a logged-in user.</text:p>
        </text:list-item>
        <text:list-item>
          <text:p text:style-name="P27"><text:span text:style-name="T16">Have a</text:span> link to the register new user page.</text:p>
        </text:list-item>
        <text:list-item>
          <text:p text:style-name="P27"><text:span text:style-name="T16">Have a</text:span> link to the login page.</text:p>
        </text:list-item>
      </text:list>
      <text:list xml:id="list123919649433666" text:continue-list="list1104969436" text:style-name="L1">
        <text:list-header>
          <text:p text:style-name="P26"/>
        </text:list-header>
        <text:list-item>
          <text:p text:style-name="P10">Have a register page that does the following: </text:p>
        </text:list-item>
      </text:list>
      <text:list xml:id="list2250798578" text:style-name="L3">
        <text:list-item>
          <text:p text:style-name="P11">Provide a username, password and password verification bar</text:p>
        </text:list-item>
        <text:list-item>
          <text:p text:style-name="P11">Add a new user</text:p>
        </text:list-item>
        <text:list-item>
          <text:p text:style-name="P11"><text:soft-page-break/>Display error messages if: user is already registered, wrong password, password of insufficient length</text:p>
          <text:p text:style-name="P11"/>
        </text:list-item>
      </text:list>
      <text:list xml:id="list123917983267412" text:continue-list="list123919649433666" text:style-name="L1">
        <text:list-item>
          <text:p text:style-name="P26"><text:s/><text:span text:style-name="T16">Have a login page that does the following:</text:span></text:p>
        </text:list-item>
      </text:list>
      <text:list xml:id="list2724882901" text:style-name="L4">
        <text:list-item>
          <text:p text:style-name="P12">Provide a username and password bar</text:p>
        </text:list-item>
        <text:list-item>
          <text:p text:style-name="P12">Redirect the user to “/” page if login is successful</text:p>
        </text:list-item>
      </text:list>
      <text:list xml:id="list123919958724151" text:continue-list="list123917983267412" text:style-name="L1">
        <text:list-header>
          <text:p text:style-name="P26"/>
        </text:list-header>
        <text:list-item>
          <text:p text:style-name="P26"/>
        </text:list-item>
      </text:list>
      <text:p text:style-name="P28"/>
      <text:p text:style-name="P4">What the code already does:</text:p>
      <text:list xml:id="list2299685479" text:style-name="L5">
        <text:list-header>
          <text:p text:style-name="P29"/>
        </text:list-header>
        <text:list-item>
          <text:p text:style-name="P29"><text:span text:style-name="T17">Displays a</text:span> welcome message <text:span text:style-name="T17">to authenticated users</text:span>.</text:p>
        </text:list-item>
        <text:list-item>
          <text:p text:style-name="P29"><text:span text:style-name="T18">Displays t</text:span>he username of a logged-in user.</text:p>
        </text:list-item>
        <text:list-item>
          <text:p text:style-name="P29"><text:span text:style-name="T18">Displays a navbar with links to: </text:span>register new user, <text:span text:style-name="T18">log in, home</text:span></text:p>
          <text:p text:style-name="P30"/>
        </text:list-item>
        <text:list-item>
          <text:p text:style-name="P30"><text:span text:style-name="T4">Return an </text:span>HTML form to add new users. <text:span text:style-name="T4">Contains:</text:span></text:p>
          <text:list>
            <text:list-item>
              <text:list>
                <text:list-item>
                  <text:p text:style-name="P30">Username</text:p>
                </text:list-item>
                <text:list-item>
                  <text:p text:style-name="P30">Password</text:p>
                </text:list-item>
                <text:list-item>
                  <text:p text:style-name="P30">Password verification</text:p>
                </text:list-item>
                <text:list-item>
                  <text:p text:style-name="P13">Displays an error if something is wrong. </text:p>
                </text:list-item>
              </text:list>
              <text:p text:style-name="P30"/>
            </text:list-item>
          </text:list>
        </text:list-item>
        <text:list-item>
          <text:p text:style-name="P30"><text:span text:style-name="T13">Return a </text:span>HTML page for authenticating users <text:span text:style-name="T13">(login)</text:span>. <text:span text:style-name="T13">Contains</text:span>:</text:p>
          <text:list>
            <text:list-item>
              <text:list>
                <text:list-item>
                  <text:p text:style-name="P30">Username <text:span text:style-name="T13">bar</text:span></text:p>
                </text:list-item>
                <text:list-item>
                  <text:p text:style-name="P30">Password <text:span text:style-name="T13">bar</text:span></text:p>
                </text:list-item>
                <text:list-item>
                  <text:p text:style-name="P30"><text:span text:style-name="T14">(May redirect the user to “/” a</text:span>fter <text:span text:style-name="T14">a </text:span>successful login<text:span text:style-name="T14">)</text:span></text:p>
                </text:list-item>
              </text:list>
            </text:list-item>
          </text:list>
        </text:list-item>
      </text:list>
      <text:p text:style-name="P21"/>
      <text:p text:style-name="P21"/>
      <text:p text:style-name="P6"><text:soft-page-break/><text:span text:style-name="T6">What</text:span><text:span text:style-name="T5"> am I going to do?:</text:span></text:p>
      <text:list xml:id="list2971174957" text:style-name="L6">
        <text:list-item>
          <text:p text:style-name="P31"><text:span text:style-name="T9">Implement error messages </text:span><text:span text:style-name="T4">to be </text:span>displayed on the following conditions.</text:p>
        </text:list-item>
      </text:list>
      <text:list xml:id="list55703436" text:style-name="L7">
        <text:list-item>
          <text:list>
            <text:list-item>
              <text:list>
                <text:list-item>
                  <text:list>
                    <text:list-item>
                      <text:p text:style-name="P32"><text:span text:style-name="T7">A </text:span>username is already registered.</text:p>
                    </text:list-item>
                    <text:list-item>
                      <text:p text:style-name="P32">Password verification fails.</text:p>
                    </text:list-item>
                    <text:list-item>
                      <text:p text:style-name="P32">Password is of insufficient strength (you can decide the criteria).</text:p>
                    </text:list-item>
                    <text:list-item>
                      <text:p text:style-name="P8">On success, the user credentials should be persisted on the server.</text:p>
                    </text:list-item>
                  </text:list>
                </text:list-item>
              </text:list>
              <text:p text:style-name="P9"/>
            </text:list-item>
          </text:list>
        </text:list-item>
        <text:list-item>
          <text:p text:style-name="P9">After a successful login, the user should be redirected to the "/" endpoint.</text:p>
        </text:list-item>
        <text:list-item>
          <text:p text:style-name="P33"><text:span text:style-name="T10">Add/save user credentials to database/</text:span><text:span text:style-name="T11">file</text:span></text:p>
          <text:list>
            <text:list-item>
              <text:p text:style-name="P33"><text:span text:style-name="T11">Make sure t</text:span>he credentials <text:span text:style-name="T15">are </text:span>protected from network-based replay attacks and network snooping.</text:p>
            </text:list-item>
            <text:list-item>
              <text:p text:style-name="P33">The password file should be resilient to dictionary attacks.</text:p>
            </text:list-item>
          </text:list>
        </text:list-item>
        <text:list-item>
          <text:p text:style-name="P14">Encrypt database/password file so that is safe</text:p>
        </text:list-item>
        <text:list-item>
          <text:p text:style-name="P15">Prevent dictionary attacks <text:span text:style-name="T19">for passwords</text:span>:</text:p>
          <text:list>
            <text:list-item>
              <text:p text:style-name="P15">Only allow a few tries to input correct password</text:p>
            </text:list-item>
            <text:list-item>
              <text:p text:style-name="P15">Block a user for a while if 5 tries has been ex<text:span text:style-name="T20">c</text:span>eeded</text:p>
            </text:list-item>
            <text:list-item>
              <text:p text:style-name="P15">Make user create a password with upper and lower case characters, maybe put in some special characters?</text:p>
            </text:list-item>
          </text:list>
        </text:list-item>
        <text:list-item>
          <text:p text:style-name="P33">(Optional) Log authentication requests, both failed and successful.</text:p>
        </text:list-item>
        <text:list-item>
          <text:p text:style-name="P16">Use Flask or Rocket to implement the web server functionality.</text:p>
        </text:list-item>
        <text:list-item>
          <text:p text:style-name="P16">Use a crypto library for securing communication and passwords. </text:p>
        </text:list-item>
      </text:list>
      <text:list xml:id="list1527180252" text:style-name="L8">
        <text:list-item>
          <text:list>
            <text:list-item>
              <text:p text:style-name="P34">The following setup and tools are recommended</text:p>
              <text:list>
                <text:list-item>
                  <text:p text:style-name="P34">Python</text:p>
                </text:list-item>
                <text:list-item>
                  <text:p text:style-name="P34">Flask</text:p>
                </text:list-item>
                <text:list-item>
                  <text:p text:style-name="P34">Bcrypt</text:p>
                </text:list-item>
                <text:list-item>
                  <text:p text:style-name="P34">OpenSSL + Let's Encrypt</text:p>
                  <text:p text:style-name="P34"/>
                </text:list-item>
              </text:list>
            </text:list-item>
          </text:list>
        </text:list-item>
      </text:list>
      <text:list xml:id="list123920032182418" text:continue-list="list55703436" text:style-name="L7">
        <text:list-item>
          <text:p text:style-name="P41"><text:soft-page-break/><text:span text:style-name="T12">D</text:span><text:span text:style-name="T8">eploy </text:span><text:span text:style-name="T12">the implementation</text:span><text:span text:style-name="T8"> on the virtual machine you received at the beginning of this course (e.g., hjo001.csano.no) for evaluatio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30T13:26:11.170207079</meta:creation-date>
    <dc:date>2023-04-27T12:39:04.803080164</dc:date>
    <meta:editing-duration>PT5H47M22S</meta:editing-duration>
    <meta:editing-cycles>77</meta:editing-cycles>
    <meta:generator>LibreOffice/6.4.7.2$Linux_X86_64 LibreOffice_project/40$Build-2</meta:generator>
    <meta:document-statistic meta:table-count="0" meta:image-count="0" meta:object-count="0" meta:page-count="7" meta:paragraph-count="95" meta:word-count="1855" meta:character-count="10983" meta:non-whitespace-character-count="9265"/>
  </office:meta>
</office:document-meta>
</file>